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18cm" svg:height="0.787cm" draw:transform="skewX (-0.000523598775598297) rotate (-1.55299396842455) translate (5.7846941479614cm 3.3736182325633cm)" svg:viewBox="0 0 4519 788" svg:d="M119 702c341 30 1180 73 1901 85 718 6 2090-28 2464-33 128 3-133-689-242-710-325-17-1052 108-1888 116-838 12-1908-118-2287-160-131-7-46 691 52 702z">
          <text:p/>
        </draw:path>
        <draw:path draw:style-name="gr1" draw:text-style-name="P1" draw:layer="layout" svg:width="4.184cm" svg:height="3.468cm" draw:transform="rotate (-2.21028496472562) translate (10.4015370127191cm 4.8967261789413cm)" svg:viewBox="0 0 4185 3469" svg:d="M111 3028c477 20 542 46 1456 184s1106 218 1585 255c478 36 1140-310 1018-872-211-974-359-2311-364-2469-4-160-942-209-900 105 43 315 426 2097 447 2427 22 327-55 288-960 103-904-179-1553-350-2155-399-200 7-350 656-127 666z">
          <text:p/>
        </draw:path>
        <draw:path draw:style-name="gr1" draw:text-style-name="P1" draw:layer="layout" svg:width="0.902cm" svg:height="0.66cm" draw:transform="skewX (0.00244346095279206) rotate (-2.15652882376419) translate (5.9128895804584cm 3.42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5.9416244787323cm 7.59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8.6924578120657cm 7.230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8.6868244404371cm 3.195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4.518cm" svg:height="0.787cm" draw:transform="skewX (-0.000523598775598297) rotate (-1.55299396842455) translate (2.1846941479614cm 3.3736182325633cm)" svg:viewBox="0 0 4519 788" svg:d="M119 702c341 30 1180 73 1901 85 718 6 2090-28 2464-33 128 3-133-689-242-710-325-17-1052 108-1888 116-838 12-1908-118-2287-160-131-7-46 691 52 702z">
          <text:p/>
        </draw:path>
        <draw:path draw:style-name="gr1" draw:text-style-name="P1" draw:layer="layout" svg:width="4.124cm" svg:height="3.389cm" draw:transform="rotate (-2.21028496472562) translate (6.7016707703945cm 4.8970673081708cm)" svg:viewBox="0 0 4125 3390" svg:d="M111 3026c477 21 499-21 1396 106 893 128 1106 218 1585 255 478 36 1140-310 1018-872-211-974-296-2236-301-2395-4-160-940-196-898 118 43 315 361 2010 382 2340 22 328-55 287-960 103-904-179-1493-271-2095-320-200 7-350 655-127 665z">
          <text:p/>
        </draw:path>
        <draw:path draw:style-name="gr1" draw:text-style-name="P1" draw:layer="layout" svg:width="0.902cm" svg:height="0.66cm" draw:transform="skewX (0.00244346095279195) rotate (-2.15652882376419) translate (2.3128895804584cm 3.42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2.3416244787323cm 7.59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9924578120657cm 7.23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4.98682444043709cm 3.199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9:08.59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